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7.77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3.55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9.80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37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1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35pt" fo:font-weight="bold" style:font-size-asian="35pt" style:font-weight-asian="normal" style:font-size-complex="35pt" style:font-weight-complex="normal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Georgian" fo:font-size="35pt" fo:font-weight="bold" style:font-size-asian="35pt" style:font-weight-asian="normal" style:font-size-complex="35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35pt" fo:font-style="normal" fo:text-shadow="none" style:text-underline-style="none" fo:font-weight="bold" style:letter-kerning="true" style:font-name-asian="Microsoft YaHei" style:font-size-asian="35pt" style:font-style-asian="normal" style:font-weight-asian="normal" style:font-name-complex="Arial" style:font-size-complex="3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36pt" fo:font-style="normal" fo:text-shadow="none" style:text-underline-style="none" fo:font-weight="bold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Noto Sans Georgian" fo:font-size="36pt" fo:font-weight="bold" style:font-size-asian="36pt" style:font-size-complex="36pt"/>
    </style:style>
    <style:style style:name="T7" style:family="text">
      <style:text-properties style:font-name="Noto Sans Georgian" fo:font-size="40pt" fo:font-weight="bold" style:font-size-asian="40pt" style:font-size-complex="4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0.963cm">
          <draw:text-box>
            <text:p text:style-name="P1"><text:span text:style-name="T1">Soundtrack</text:span></text:p>
            <text:p text:style-name="P1"><text:span text:style-name="T1"><text:s text:c="46"/></text:span></text:p>
          </draw:text-box>
        </draw:frame>
        <draw:frame draw:style-name="gr2" draw:text-style-name="P2" draw:layer="layout" svg:width="40cm" svg:height="24.637cm" svg:x="0cm" svg:y="11.364cm">
          <draw:text-box>
            <text:p text:style-name="P1"><text:span text:style-name="T1">Fonts &amp; Art</text:span></text:p>
            <text:p text:style-name="P1"><text:span text:style-name="T1"><text:s text:c="42"/></text:span></text:p>
          </draw:text-box>
        </draw:frame>
        <draw:frame draw:style-name="gr3" draw:text-style-name="P2" draw:layer="layout" svg:width="40cm" svg:height="24.637cm" svg:x="0cm" svg:y="47.901cm">
          <draw:text-box>
            <text:p text:style-name="P1"><text:span text:style-name="T1">Audio Fx</text:span></text:p>
            <text:p text:style-name="P1"><text:span text:style-name="T1"><text:s text:c="46"/></text:span></text:p>
          </draw:text-box>
        </draw:frame>
        <draw:frame draw:style-name="gr4" draw:text-style-name="P3" draw:layer="layout" svg:width="40cm" svg:height="18.021cm" svg:x="0cm" svg:y="66.863cm">
          <draw:text-box>
            <text:p text:style-name="P1"><text:span text:style-name="T2">~</text:span></text:p>
            <text:p text:style-name="P1"><text:span text:style-name="T2"><text:s text:c="22"/></text:span></text:p>
          </draw:text-box>
        </draw:frame>
        <draw:frame draw:style-name="gr5" draw:text-style-name="P6" draw:layer="layout" svg:width="39cm" svg:height="33.8cm" svg:x="0.5cm" svg:y="17.3cm">
          <draw:text-box>
            <text:p text:style-name="P4"><text:span text:style-name="T3">[Public Domain] unless otherwise noted.</text:span><text:span text:style-name="T3"><text:line-break/></text:span><text:span text:style-name="T4">Robert Leuschke: Great Vibes [OFL-1.1] |Martin Vacha: Roobert [CC-BY-4]|Vincent van Gogh: The Starry Night|NASA: Venus Globe|NASA and ESA: Eagle Nebula Pillars|Edvard Munch: The Scream of Nature|Grant Wood: American Gothic|Katsushika Hokusai: The Great Wave off Kanagawa|Gustave Courbet: Le Désespéré|M. C. Escher: Tower of Babel|Claude Monet: San Giorgio Maggiore At Dusk|Darryl Brooks: Leaning Tower of Pisa [Usplash]|Vincent van Gogh: Vase with Fifteen Sunflowers|Arches National Park: Delicate Arch|Matze Weiss: Skógafoss [Usplash]|Blake Verdoorn: Bridge and waterfalls [Usplash]|Anders Ipsen: Waterfalls with trees [Usplash]|Jay Joshi: Yosemite Valley [Usplash]|Alexander Milo: Glymur Falls [Usplash]|Anna Saveleva: Glencoe valley [</text:span><text:span text:style-name="T3">Usplash]|Christian: Cascades [Usplash]|Jordan Whitt: Badlands National Park [Usplash]|Johannes S: Crank [CC-BY-3]|Mark Claus: Button [CC-BY-3]|Aurélien Dotpro: D Pad [CC-BY-3]|SAM Designs: Army Chevron [CC-BY-3]|Alzam: Tutorial [CC-BY-3]|Kenny: Smoke Particles [CC-0]</text:span></text:p>
            <text:p text:style-name="P5"><text:span text:style-name="T3"><text:s text:c="67"/></text:span></text:p>
          </draw:text-box>
        </draw:frame>
        <draw:frame draw:style-name="gr6" draw:text-style-name="P8" draw:layer="layout" svg:width="39.5cm" svg:height="20.059cm" svg:x="0.3cm" svg:y="53.158cm">
          <draw:text-box>
            <text:p text:style-name="P7"><text:span text:style-name="T5">Chaosportal: Cigarette Sizzle 01 [CC-0]|ztrees1: Whoosh [CC-BY-3]|empraetorius: Water Bottle Boing [CC-BY-4]|Pellepyb: Pop sound <text:s/>[CC-0]|</text:span><text:span text:style-name="T6">MATRIXXX_: Heavy Artillery Shot <text:s/>[CC-0]|</text:span><text:span text:style-name="T5">TheRandomSoundByte2637: Snare Drum Buzz and Cymbal [CC-BY-4]|chungus43A: 8-bit laser charging [CC-0]|Kraftaggregat: Rocks Thrown in Water <text:s/>[CC-0]|</text:span><text:span text:style-name="T6">guterton.wav: Cup Ding and Bowl Ding [CC-BY-4]|keweldog: Bird Chrips [CC-0]|Fauxtogramme: Water Fountain [CC-0]|djfroyd: Fail [CC-BY-3]|Kagateni: Success [CC0]|ADPCM-XQ [MIT]| sfx.me</text:span></text:p>
            <text:p text:style-name="P7"><text:span text:style-name="T7"><text:s text:c="173"/></text:span></text:p>
          </draw:text-box>
        </draw:frame>
        <draw:frame draw:style-name="gr7" draw:text-style-name="P9" draw:layer="layout" svg:width="40cm" svg:height="29.623cm" svg:x="0cm" svg:y="70.302cm">
          <draw:text-box>
            <text:p text:style-name="P4"><text:span text:style-name="T8">Uses Chipmunk2D Physics: Howling Moon Software </text:span><text:span text:style-name="T9">[MIT]</text:span><text:span text:style-name="T9"><text:line-break/></text:span><text:span text:style-name="T9"> <text:s text:c="3"/>Thanks to maximile for the initial Playdate integration.</text:span></text:p>
            <text:p text:style-name="P4"><text:span text:style-name="T9">Uses Particle Sizzler: Tomás Franco.</text:span></text:p>
            <text:p text:style-name="P4"><text:span text:style-name="T9">Cascada, © Tim Martin – 2025.</text:span></text:p>
            <text:p text:style-name="P4"><text:span text:style-name="T9">This is an MIT licensed Open Source Software project</text:span><text:span text:style-name="T9"><text:line-break/></text:span><text:span text:style-name="T9">github.com/timboe/Cascada</text:span></text:p>
            <text:p text:style-name="P4"><text:span text:style-name="T9">Make your own levels at </text:span><text:span text:style-name="T9"><text:line-break/></text:span><text:span text:style-name="T9">itch.io/timboe/Cascada</text:span></text:p>
            <text:p text:style-name="P4"><text:span text:style-name="T9">We are indebted to Panic for making little experiences like this possible. Thank you for spending your time with this game. I hope you found it worthwhile.</text:span><text:span text:style-name="T9"><text:line-break/></text:span><text:span text:style-name="T9"> </text:span></text:p>
            <text:p text:style-name="P4"><text:span text:style-name="T9"><text:s text:c="190"/></text:span></text:p>
          </draw:text-box>
        </draw:frame>
        <draw:frame draw:style-name="gr8" draw:text-style-name="P10" draw:layer="layout" svg:width="40cm" svg:height="8.601cm" svg:x="0cm" svg:y="6.799cm">
          <draw:text-box>
            <text:p text:style-name="P4"><text:span text:style-name="T9">Nox Sounds: Iceland Flows Pack [CC-0]</text:span><text:span text:style-name="T9"><text:line-break/></text:span><text:span text:style-name="T9">Doctor Dreamchip: Lofi Keyboard Pack [CC-BY-4]</text:span></text:p>
            <text:p text:style-name="P4"><text:span text:style-name="T10"><text:s text:c="149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3-23T14:12:55.945000000</dc:date>
    <meta:editing-duration>P1DT19H41M20S</meta:editing-duration>
    <meta:editing-cycles>21</meta:editing-cycles>
    <meta:generator>LibreOffice/24.8.4.2$Windows_X86_64 LibreOffice_project/bb3cfa12c7b1bf994ecc5649a80400d06cd71002</meta:generator>
    <meta:document-statistic meta:object-count="8"/>
  </office:meta>
</office:document-meta>
</file>